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7.292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fo:background-color="#ffd8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ffd8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fo:background-color="#ffd8ce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17" table:default-cell-style-name="ce3"/>
        <table:table-column table:style-name="co4" table:number-columns-repeated="1636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6" office:value-type="string" calcext:value-type="string">
            <text:p>ID процесса(ов) A</text:p>
          </table:table-cell>
          <table:table-cell table:style-name="ce4"/>
          <table:table-cell office:value-type="string" calcext:value-type="string">
            <text:p>beginning</text:p>
          </table:table-cell>
          <table:table-cell office:value-type="string" calcext:value-type="string">
            <text:p>ending</text:p>
          </table:table-cell>
          <table:table-cell table:number-columns-repeated="18"/>
          <table:table-cell table:style-name="ce3" table:number-columns-repeated="163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0</text:p>
          </table:table-cell>
          <table:table-cell table:formula="of:=MAX(VLOOKUP([.C2];[.A:.F];6;0);VLOOKUP([.D2];[.A:.F];6;0))" office:value-type="float" office:value="15" calcext:value-type="float">
            <text:p>15</text:p>
          </table:table-cell>
          <table:table-cell table:formula="of:=[.E2]+[.B2]" office:value-type="float" office:value="25" calcext:value-type="float">
            <text:p>25</text:p>
          </table:table-cell>
          <table:table-cell table:style-name="ce20" table:formula="of:=COUNTIFS([.F2:.F15];&quot;&gt;21&quot;;[.E2:.E15];&quot;&lt;=21&quot;)" office:value-type="float" office:value="3" calcext:value-type="float">
            <text:p>3</text:p>
          </table:table-cell>
          <table:table-cell table:number-columns-repeated="17"/>
          <table:table-cell table:style-name="ce3" table:number-columns-repeated="1636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formula="of:=MAX(VLOOKUP([.C3];[.A:.F];6;0);VLOOKUP([.D3];[.A:.F];6;0))" office:value-type="float" office:value="1" calcext:value-type="float">
            <text:p>1</text:p>
          </table:table-cell>
          <table:table-cell table:formula="of:=[.E3]+[.B3]" office:value-type="float" office:value="13" calcext:value-type="float">
            <text:p>13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formula="of:=MAX(VLOOKUP([.C4];[.A:.F];6;0);VLOOKUP([.D4];[.A:.F];6;0))" office:value-type="float" office:value="1" calcext:value-type="float">
            <text:p>1</text:p>
          </table:table-cell>
          <table:table-cell table:formula="of:=[.E4]+[.B4]" office:value-type="float" office:value="7" calcext:value-type="float">
            <text:p>7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formula="of:=MAX(VLOOKUP([.C5];[.A:.F];6;0);VLOOKUP([.D5];[.A:.F];6;0))" office:value-type="float" office:value="13" calcext:value-type="float">
            <text:p>13</text:p>
          </table:table-cell>
          <table:table-cell table:formula="of:=[.E5]+[.B5]" office:value-type="float" office:value="21" calcext:value-type="float">
            <text:p>21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0</text:p>
          </table:table-cell>
          <table:table-cell table:formula="of:=MAX(VLOOKUP([.C6];[.A:.F];6;0);VLOOKUP([.D6];[.A:.F];6;0))" office:value-type="float" office:value="11" calcext:value-type="float">
            <text:p>11</text:p>
          </table:table-cell>
          <table:table-cell table:formula="of:=[.E6]+[.B6]" office:value-type="float" office:value="15" calcext:value-type="float">
            <text:p>15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formula="of:=MAX(VLOOKUP([.C7];[.A:.F];6;0);VLOOKUP([.D7];[.A:.F];6;0))" office:value-type="float" office:value="21" calcext:value-type="float">
            <text:p>21</text:p>
          </table:table-cell>
          <table:table-cell table:formula="of:=[.E7]+[.B7]" office:value-type="float" office:value="29" calcext:value-type="float">
            <text:p>29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formula="of:=MAX(VLOOKUP([.C8];[.A:.F];6;0);VLOOKUP([.D8];[.A:.F];6;0))" office:value-type="float" office:value="1" calcext:value-type="float">
            <text:p>1</text:p>
          </table:table-cell>
          <table:table-cell table:formula="of:=[.E8]+[.B8]" office:value-type="float" office:value="4" calcext:value-type="float">
            <text:p>4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formula="of:=MAX(VLOOKUP([.C9];[.A:.F];6;0);VLOOKUP([.D9];[.A:.F];6;0))" office:value-type="float" office:value="29" calcext:value-type="float">
            <text:p>29</text:p>
          </table:table-cell>
          <table:table-cell table:formula="of:=[.E9]+[.B9]" office:value-type="float" office:value="33" calcext:value-type="float">
            <text:p>33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formula="of:=MAX(VLOOKUP([.C10];[.A:.F];6;0);VLOOKUP([.D10];[.A:.F];6;0))" office:value-type="float" office:value="1" calcext:value-type="float">
            <text:p>1</text:p>
          </table:table-cell>
          <table:table-cell table:formula="of:=[.E10]+[.B10]" office:value-type="float" office:value="11" calcext:value-type="float">
            <text:p>11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0</text:p>
          </table:table-cell>
          <table:table-cell table:formula="of:=MAX(VLOOKUP([.C11];[.A:.F];6;0);VLOOKUP([.D11];[.A:.F];6;0))" office:value-type="float" office:value="7" calcext:value-type="float">
            <text:p>7</text:p>
          </table:table-cell>
          <table:table-cell table:formula="of:=[.E11]+[.B11]" office:value-type="float" office:value="13" calcext:value-type="float">
            <text:p>13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0</text:p>
          </table:table-cell>
          <table:table-cell table:formula="of:=MAX(VLOOKUP([.C12];[.A:.F];6;0);VLOOKUP([.D12];[.A:.F];6;0))" office:value-type="float" office:value="33" calcext:value-type="float">
            <text:p>33</text:p>
          </table:table-cell>
          <table:table-cell table:formula="of:=[.E12]+[.B12]" office:value-type="float" office:value="43" calcext:value-type="float">
            <text:p>43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0</text:p>
          </table:table-cell>
          <table:table-cell table:formula="of:=MAX(VLOOKUP([.C13];[.A:.F];6;0);VLOOKUP([.D13];[.A:.F];6;0))" office:value-type="float" office:value="7" calcext:value-type="float">
            <text:p>7</text:p>
          </table:table-cell>
          <table:table-cell table:formula="of:=[.E13]+[.B13]" office:value-type="float" office:value="15" calcext:value-type="float">
            <text:p>15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0</text:p>
          </table:table-cell>
          <table:table-cell table:formula="of:=MAX(VLOOKUP([.C14];[.A:.F];6;0);VLOOKUP([.D14];[.A:.F];6;0))" office:value-type="float" office:value="21" calcext:value-type="float">
            <text:p>21</text:p>
          </table:table-cell>
          <table:table-cell table:formula="of:=[.E14]+[.B14]" office:value-type="float" office:value="30" calcext:value-type="float">
            <text:p>30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formula="of:=MAX(VLOOKUP([.C15];[.A:.F];6;0);VLOOKUP([.D15];[.A:.F];6;0))" office:value-type="float" office:value="1" calcext:value-type="float">
            <text:p>1</text:p>
          </table:table-cell>
          <table:table-cell table:formula="of:=[.E15]+[.B15]" office:value-type="float" office:value="11" calcext:value-type="float">
            <text:p>11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16360"/>
        </table:table-row>
        <table:table-row table:style-name="ro3">
          <table:table-cell table:number-columns-repeated="2"/>
          <table:table-cell table:style-name="ce9"/>
          <table:table-cell table:number-columns-repeated="21"/>
          <table:table-cell table:style-name="ce3" table:number-columns-repeated="16360"/>
        </table:table-row>
        <table:table-row table:style-name="ro3">
          <table:table-cell table:style-name="ce4" table:number-columns-repeated="2"/>
          <table:table-cell table:style-name="ce10"/>
          <table:table-cell table:number-columns-repeated="21"/>
          <table:table-cell table:style-name="ce3" table:number-columns-repeated="16360"/>
        </table:table-row>
        <table:table-row table:style-name="ro3">
          <table:table-cell/>
          <table:table-cell table:style-name="ce4"/>
          <table:table-cell table:style-name="ce10"/>
          <table:table-cell table:number-columns-repeated="21"/>
          <table:table-cell table:style-name="ce3" table:number-columns-repeated="16360"/>
        </table:table-row>
        <table:table-row table:style-name="ro4" table:number-rows-repeated="1048556">
          <table:table-cell table:number-columns-repeated="24"/>
          <table:table-cell table:style-name="ce3" table:number-columns-repeated="16360"/>
        </table:table-row>
        <table:table-row table:style-name="ro4">
          <table:table-cell table:number-columns-repeated="24"/>
          <table:table-cell table:style-name="ce3" table:number-columns-repeated="16360"/>
        </table:table-row>
      </table:table>
      <table:table table:name="Лист2" table:style-name="ta2">
        <table:table-column table:style-name="co6" table:default-cell-style-name="Default"/>
        <table:table-column table:style-name="co6" table:number-columns-repeated="16383"/>
        <table:table-row table:style-name="ro3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6" table:default-cell-style-name="Default"/>
        <table:table-column table:style-name="co6" table:number-columns-repeated="16383"/>
        <table:table-row table:style-name="ro3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19:04:53.03526950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date>2025-12-12T19:21:26.658478646</dc:date>
    <meta:generator>LibreOffice/25.8.3.2$Linux_X86_64 LibreOffice_project/5ee70f9e60a556cf41458d71cbfa54885591385a</meta:generator>
    <meta:editing-duration>PT10M31S</meta:editing-duration>
    <meta:editing-cycles>2</meta:editing-cycles>
    <meta:document-statistic meta:table-count="3" meta:cell-count="92" meta:object-count="0"/>
    <meta:user-defined meta:name="AppVersion">16.0300</meta:user-defined>
  </office:meta>
</office:document-meta>
</file>